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fo:font-weight="bold" officeooo:rsid="000b4ff9" officeooo:paragraph-rsid="000b4ff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fo:font-weight="bold" officeooo:rsid="0016cb39" officeooo:paragraph-rsid="0016cb3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font-weight="normal" officeooo:rsid="000b4ff9" officeooo:paragraph-rsid="000b4ff9" style:font-size-asian="18pt" style:font-weight-asian="normal" style:font-size-complex="18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8pt" fo:font-weight="normal" officeooo:rsid="000b4ff9" officeooo:paragraph-rsid="000b4ff9" style:font-size-asian="18pt" style:font-weight-asian="normal" style:font-size-complex="18pt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8pt" fo:font-weight="normal" officeooo:rsid="000b4ff9" officeooo:paragraph-rsid="000b4ff9" style:font-size-asian="18pt" style:font-weight-asian="normal" style:font-size-complex="18pt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fo:font-size="18pt" fo:font-weight="normal" officeooo:rsid="000b4ff9" officeooo:paragraph-rsid="000b4ff9" style:font-size-asian="18pt" style:font-weight-asian="normal" style:font-size-complex="18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8pt" fo:font-weight="normal" officeooo:rsid="000dca74" officeooo:paragraph-rsid="000dca74" style:font-size-asian="18pt" style:font-weight-asian="normal" style:font-size-complex="18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8pt" fo:font-weight="normal" officeooo:rsid="000f4c26" officeooo:paragraph-rsid="000f4c26" style:font-size-asian="18pt" style:font-weight-asian="normal" style:font-size-complex="18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8pt" fo:font-weight="normal" officeooo:rsid="000fa670" officeooo:paragraph-rsid="000fa670" style:font-size-asian="18pt" style:font-weight-asian="normal" style:font-size-complex="18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8pt" fo:font-weight="normal" officeooo:rsid="0010f289" officeooo:paragraph-rsid="0010f289" style:font-size-asian="18pt" style:font-weight-asian="normal" style:font-size-complex="18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8pt" fo:font-weight="normal" officeooo:rsid="0011c9b1" officeooo:paragraph-rsid="0011c9b1" style:font-size-asian="18pt" style:font-weight-asian="normal" style:font-size-complex="18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8pt" fo:font-weight="normal" officeooo:rsid="001279f8" officeooo:paragraph-rsid="001279f8" style:font-size-asian="18pt" style:font-weight-asian="normal" style:font-size-complex="18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8pt" fo:font-weight="normal" officeooo:rsid="0012cd47" officeooo:paragraph-rsid="0012cd47" style:font-size-asian="18pt" style:font-weight-asian="normal" style:font-size-complex="18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8pt" fo:font-weight="normal" officeooo:rsid="001477dc" officeooo:paragraph-rsid="001477dc" style:font-size-asian="18pt" style:font-weight-asian="normal" style:font-size-complex="18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8pt" fo:font-weight="normal" officeooo:rsid="0015b3cb" officeooo:paragraph-rsid="0015b3cb" style:font-size-asian="18pt" style:font-weight-asian="normal" style:font-size-complex="18pt" style:font-weight-complex="normal"/>
    </style:style>
    <style:style style:name="P16" style:family="paragraph" style:parent-style-name="Standard" style:list-style-name="L4">
      <style:paragraph-properties fo:text-align="justify" style:justify-single-word="false"/>
      <style:text-properties fo:font-size="18pt" fo:font-weight="normal" officeooo:rsid="0016cb39" officeooo:paragraph-rsid="0016cb39" style:font-size-asian="18pt" style:font-weight-asian="normal" style:font-size-complex="18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8pt" fo:font-weight="normal" officeooo:rsid="0018093d" officeooo:paragraph-rsid="0018093d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I research papers</text:p>
      <text:p text:style-name="P1"/>
      <text:list xml:id="list6862188392024703532" text:style-name="L1">
        <text:list-item>
          <text:p text:style-name="P4">The History of Artificial Intelligence: <text:a xlink:type="simple" xlink:href="http://courses.cs.washington.edu/courses/csep590/06au/projects/history-ai.pdf">http://courses.cs.washington.edu/courses/csep590/06au/projects/history-ai.pdf</text:a> </text:p>
        </text:list-item>
        <text:list-item>
          <text:p text:style-name="P14">History of Artificial Intelligence: <text:a xlink:type="simple" xlink:href="http://www.saylor.org/site/wp-content/uploads/2011/11/CS405-4.1-WIKIPEDIA.pdf">http://www.saylor.org/site/wp-content/uploads/2011/11/CS405-4.1-WIKIPEDIA.pdf</text:a> **</text:p>
        </text:list-item>
        <text:list-item>
          <text:p text:style-name="P4">Artificial Intelligence as a Positive and Negative Factor in Global Risk: <text:a xlink:type="simple" xlink:href="https://intelligence.org/files/AIPosNegFactor.pdf">https://intelligence.org/files/AIPosNegFactor.pdf</text:a> </text:p>
        </text:list-item>
        <text:list-item>
          <text:p text:style-name="P4">Developing an Artificial Intelligence Engine: <text:a xlink:type="simple" xlink:href="http://ai.eecs.umich.edu/people/laird/papers/GDC99.pdf">http://ai.eecs.umich.edu/people/laird/papers/GDC99.pdf</text:a> </text:p>
        </text:list-item>
        <text:list-item>
          <text:p text:style-name="P4">Survey of Artificial Intelligence: <text:a xlink:type="simple" xlink:href="http://www.sri.com/sites/default/files/uploads/publications/pdf/1291.pdf">http://www.sri.com/sites/default/files/uploads/publications/pdf/1291.pdf</text:a> </text:p>
        </text:list-item>
        <text:list-item>
          <text:p text:style-name="P4">Future of Progress in Artificial Intelligence: A Survey of Expert Opinion: <text:a xlink:type="simple" xlink:href="http://www.nickbostrom.com/papers/survey.pdf">http://www.nickbostrom.com/papers/survey.pdf</text:a> </text:p>
        </text:list-item>
        <text:list-item>
          <text:p text:style-name="P4">Artificial Intelligence: Learning through interactions and Big Data: <text:a xlink:type="simple" xlink:href="http://www.redbooks.ibm.com/redpapers/pdfs/redp4974.pdf">http://www.redbooks.ibm.com/redpapers/pdfs/redp4974.pdf</text:a> </text:p>
        </text:list-item>
        <text:list-item>
          <text:p text:style-name="P4">Artificial Intelligence and Human Thinking: <text:a xlink:type="simple" xlink:href="http://ijcai.org/papers11/Papers/IJCAI11-013.pdf">http://ijcai.org/papers11/Papers/IJCAI11-013.pdf</text:a> </text:p>
        </text:list-item>
        <text:list-item>
          <text:p text:style-name="P4">Research Paper on Artificial Intelligence: <text:a xlink:type="simple" xlink:href="http://www.casestudiesjournal.com/Vol-2,Issue%206%20paper%202.pdf">http://www.casestudiesjournal.com/Vol-2,Issue%206%20paper%202.pdf</text:a> </text:p>
        </text:list-item>
        <text:list-item>
          <text:p text:style-name="P4">Artificial Intelligence: Definition, Trends, Techniques, and Cases: <text:a xlink:type="simple" xlink:href="http://www.eolss.net/Sample-Chapters/C15/E6-44.pdf">http://www.eolss.net/Sample-Chapters/C15/E6-44.pdf</text:a> </text:p>
        </text:list-item>
        <text:list-item>
          <text:p text:style-name="P4">Artificial Stupidity/Artificial Intelligence: <text:a xlink:type="simple" xlink:href="http://www.banffcentre.ca/bnmi/programs/archives/2002/artificial_stupidity/reports/artificial_stupidity_nicholas_zaparyniuk_report.pdf">http://www.banffcentre.ca/bnmi/programs/archives/2002/artificial_stupidity/reports/artificial_stupidity_nicholas_zaparyniuk_report.pdf</text:a> </text:p>
        </text:list-item>
        <text:list-item>
          <text:p text:style-name="P4"><text:soft-page-break/>The Ethics of Artificial Intelligence: <text:a xlink:type="simple" xlink:href="http://www.nickbostrom.com/ethics/artificial-intelligence.pdf">http://www.nickbostrom.com/ethics/artificial-intelligence.pdf</text:a> </text:p>
        </text:list-item>
        <text:list-item>
          <text:p text:style-name="P7">Big Data and Artificial Intelligence: <text:a xlink:type="simple" xlink:href="http://ec.europa.eu/growth/industry/innovation/business-innovation-observatory/files/case-studies/09-bid-artificial-intelligence_en.pdf">http://ec.europa.eu/growth/industry/innovation/business-innovation-observatory/files/case-studies/09-bid-artificial-intelligence_en.pdf</text:a> </text:p>
        </text:list-item>
        <text:list-item>
          <text:p text:style-name="P8">Applicability of Artificial Intelligence in Different Fields of Life: <text:a xlink:type="simple" xlink:href="http://ijser.in/archives/v1i1/MDExMzA5MTU=.pdf">http://ijser.in/archives/v1i1/MDExMzA5MTU=.pdf</text:a> ***</text:p>
        </text:list-item>
        <text:list-item>
          <text:p text:style-name="P9">Artificial Intelligence: <text:a xlink:type="simple" xlink:href="http://vahabonline.com/wp-content/uploads/2013/06/Artificial_intelligence55.pdf">http://vahabonline.com/wp-content/uploads/2013/06/Artificial_intelligence55.pdf</text:a> </text:p>
        </text:list-item>
        <text:list-item>
          <text:p text:style-name="P10">Artificial Intelligence in Business: <text:a xlink:type="simple" xlink:href="http://4c.ucc.ie/web/upload/publications/mastersThesis/Artificial_Intelligence_in_Business.pdf">http://4c.ucc.ie/web/upload/publications/mastersThesis/Artificial_Intelligence_in_Business.pdf</text:a> </text:p>
        </text:list-item>
        <text:list-item>
          <text:p text:style-name="P11">Artificial Intelligence Resources on the Internet: <text:a xlink:type="simple" xlink:href="http://whitepapers.virtualprivatelibrary.net/AI%20Resources.pdf">http://whitepapers.virtualprivatelibrary.net/AI%20Resources.pdf</text:a> *** </text:p>
        </text:list-item>
        <text:list-item>
          <text:p text:style-name="P12">Artificial Intelligence Application in the Center of Gravity Analysis Domain: <text:a xlink:type="simple" xlink:href="http://lalab.gmu.edu/publications/data/2004/2004_Disciple-application.pdf">http://lalab.gmu.edu/publications/data/2004/2004_Disciple-application.pdf</text:a> </text:p>
        </text:list-item>
        <text:list-item>
          <text:p text:style-name="P12">Philosophy of Artificial Intelligence: <text:a xlink:type="simple" xlink:href="http://www.cse.buffalo.edu/~rapaport/Papers/teachphil1986.pdf">http://www.cse.buffalo.edu/~rapaport/Papers/teachphil1986.pdf</text:a> </text:p>
        </text:list-item>
        <text:list-item>
          <text:p text:style-name="P13">AI meets Natural Stupidity: <text:a xlink:type="simple" xlink:href="http://homepage.univie.ac.at/nicole.rossmanith/concepts/papers/mcdermott1976artificial.pdf">http://homepage.univie.ac.at/nicole.rossmanith/concepts/papers/mcdermott1976artificial.pdf</text:a> </text:p>
        </text:list-item>
        <text:list-item>
          <text:p text:style-name="P15">A Critique of Artificial Intelligence Methodology: <text:a xlink:type="simple" xlink:href="http://consc.net/papers/highlevel.pdf">http://consc.net/papers/highlevel.pdf</text:a> </text:p>
        </text:list-item>
        <text:list-item>
          <text:p text:style-name="P17">The Effect of Emerging Artificial Intelligence Techniques on the Ethical Role of Computer Scientists: <text:a xlink:type="simple" xlink:href="https://www.cs.virginia.edu/~evans/theses/dunnuck.pdf">https://www.cs.virginia.edu/~evans/theses/dunnuck.pdf</text:a> </text:p>
        </text:list-item>
      </text:list>
      <text:p text:style-name="P3"/>
      <text:p text:style-name="P3"/>
      <text:p text:style-name="P3"/>
      <text:p text:style-name="P3"><text:soft-page-break/></text:p>
      <text:p text:style-name="P3"><text:span text:style-name="T1">Machine Learning</text:span> </text:p>
      <text:p text:style-name="P3"/>
      <text:list xml:id="list2195548908841414732" text:style-name="L2">
        <text:list-item>
          <text:p text:style-name="P5">Deep Machine Learning – A New Frontier in Artificial Intelligence Research: <text:a xlink:type="simple" xlink:href="http://web.eecs.utk.edu/~itamar/Papers/DML_Arel_2010.pdf">http://web.eecs.utk.edu/~itamar/Papers/DML_Arel_2010.pdf</text:a> </text:p>
        </text:list-item>
      </text:list>
      <text:p text:style-name="P3"/>
      <text:p text:style-name="P1">Artificial Neural Networks</text:p>
      <text:p text:style-name="P1"/>
      <text:list xml:id="list1851146455584468769" text:style-name="L3">
        <text:list-item>
          <text:p text:style-name="P6">General Overview of Artificial Neural Networks and its Applications: <text:a xlink:type="simple" xlink:href="http://machinelearningai.com/private/papers/researchPaperANNs.pdf">http://machinelearningai.com/private/papers/researchPaperANNs.pdf</text:a> </text:p>
        </text:list-item>
      </text:list>
      <text:p text:style-name="P3"/>
      <text:p text:style-name="P2">Books</text:p>
      <text:p text:style-name="P2"/>
      <text:list xml:id="list5854395833763833133" text:style-name="L4">
        <text:list-item>
          <text:p text:style-name="P16">Automated Planning: Theory &amp; Practice (The Morgan Kaufmann Series in Artificial Intelligence): <text:a xlink:type="simple" xlink:href="http://www.amazon.com/gp/product/1558608567/ref=as_li_tf_tl?ie=UTF8&amp;camp=1789&amp;creative=9325&amp;creativeASIN=1558608567&amp;linkCode=as2&amp;tag=coursera-20">http://www.amazon.com/gp/product/1558608567/ref=as_li_tf_tl?ie=UTF8&amp;camp=1789&amp;creative=9325&amp;creativeASIN=1558608567&amp;linkCode=as2&amp;tag=coursera-20</text:a> </text:p>
        </text:list-item>
        <text:list-item>
          <text:p text:style-name="P16"/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22:13:54.722093702</meta:creation-date>
    <dc:date>2015-07-24T00:20:35.024940234</dc:date>
    <meta:editing-duration>PT1H51M24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3" meta:paragraph-count="30" meta:word-count="231" meta:character-count="3282" meta:non-whitespace-character-count="3081"/>
  </office:meta>
</office:document-meta>
</file>